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19.285cm"/>
    </style:style>
    <style:style style:name="co6" style:family="table-column">
      <style:table-column-properties fo:break-before="auto" style:column-width="7.631cm"/>
    </style:style>
    <style:style style:name="co7" style:family="table-column">
      <style:table-column-properties fo:break-before="auto" style:column-width="10.5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824cm"/>
    </style:style>
    <style:style style:name="co10" style:family="table-column">
      <style:table-column-properties fo:break-before="auto" style:column-width="2.829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28cm"/>
    </style:style>
    <style:style style:name="co13" style:family="table-column">
      <style:table-column-properties fo:break-before="auto" style:column-width="10.904cm"/>
    </style:style>
    <style:style style:name="co14" style:family="table-column">
      <style:table-column-properties fo:break-before="auto" style:column-width="7.602cm"/>
    </style:style>
    <style:style style:name="co15" style:family="table-column">
      <style:table-column-properties fo:break-before="auto" style:column-width="5.965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5.743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4.745cm"/>
    </style:style>
    <style:style style:name="co20" style:family="table-column">
      <style:table-column-properties fo:break-before="auto" style:column-width="10.98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6.414cm"/>
    </style:style>
    <style:style style:name="co23" style:family="table-column">
      <style:table-column-properties fo:break-before="auto" style:column-width="2.663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995cm"/>
    </style:style>
    <style:style style:name="co26" style:family="table-column">
      <style:table-column-properties fo:break-before="auto" style:column-width="11.292cm"/>
    </style:style>
    <style:style style:name="co27" style:family="table-column">
      <style:table-column-properties fo:break-before="auto" style:column-width="7.241cm"/>
    </style:style>
    <style:style style:name="co28" style:family="table-column">
      <style:table-column-properties fo:break-before="auto" style:column-width="6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5.976cm" fo:break-before="auto" style:use-optimal-row-height="true"/>
    </style:style>
    <style:style style:name="ro7" style:family="table-row">
      <style:table-row-properties style:row-height="8.345cm" fo:break-before="auto" style:use-optimal-row-height="true"/>
    </style:style>
    <style:style style:name="ro8" style:family="table-row">
      <style:table-row-properties style:row-height="7.1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ta1" style:family="table" style:master-page-name="PageStyle_5f_PGI">
      <style:table-properties table:display="true" style:writing-mode="lr-tb"/>
    </style:style>
    <style:style style:name="ta2" style:family="table" style:master-page-name="PageStyle_5f_FMI">
      <style:table-properties table:display="true" style:writing-mode="lr-tb"/>
    </style:style>
    <style:style style:name="ta3" style:family="table" style:master-page-name="PageStyle_5f_Milestone">
      <style:table-properties table:display="true" style:writing-mode="lr-tb"/>
    </style:style>
    <style:style style:name="ta4" style:family="table" style:master-page-name="PageStyle_5f_Mn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ackground-color="transparent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PGI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248" table:default-cell-style-name="ce3"/>
        <table:table-row table:style-name="ro1">
          <table:table-cell table:style-name="ce1" office:value-type="string">
            <text:p>Project General Information</text:p>
          </table:table-cell>
          <table:table-cell table:style-name="ce1" table:number-columns-repeated="5"/>
          <table:table-cell table:style-name="ce4"/>
          <table:table-cell table:number-columns-repeated="248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Options</text:p>
          </table:table-cell>
          <table:table-cell table:style-name="ce1" office:value-type="string">
            <text:p>Label</text:p>
          </table:table-cell>
          <table:table-cell table:style-name="ce4" office:value-type="string">
            <text:p>Note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string</text:p>
          </table:table-cell>
          <table:table-cell table:style-name="ce2" table:number-columns-repeated="5"/>
          <table:table-cell table:number-columns-repeated="248"/>
        </table:table-row>
        <table:table-row table:style-name="ro1">
          <table:table-cell table:style-name="ce2" office:value-type="string">
            <text:p>GEFI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GEF ID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SummaryDescription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Project Description</text:p>
          </table:table-cell>
          <table:table-cell table:style-name="ce2"/>
          <table:table-cell table:number-columns-repeated="248"/>
        </table:table-row>
        <table:table-row table:style-name="ro2">
          <table:table-cell table:style-name="ce2" office:value-type="string">
            <text:p>FocalArea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Biodiversity; Climate Change; International Waters; Land Degradation; Persistent Organic Pollutants; Ozone Depletion; Multiple Focal Areas</text:p>
          </table:table-cell>
          <table:table-cell table:style-name="ce2" office:value-type="string">
            <text:p>Focal Area</text:p>
          </table:table-cell>
          <table:table-cell table:style-name="ce2"/>
          <table:table-cell table:number-columns-repeated="248"/>
        </table:table-row>
        <table:table-row table:style-name="ro3">
          <table:table-cell table:style-name="ce2" office:value-type="string">
            <text:p>OperationalProgramme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OP1 - Arid and Semi-Arid Zones Ecosystems; OP2 - Coastal Marine and Freshwater Ecosystems; OP3 - Forest Ecosystems; OP4 - Mountain Ecosystems; OP5 - Removal of Barriers to Energy Efficiency and Energy Conservation; OP6 - Promoting the Adoption of Renewable Energy by Removing Barriers and Reducing Implementation Costs; OP7 - Reducing Long Term Costs of Low Greenhouse Gas-Emitting Energy Technologies; OP8 - Water Body-based Operational Program; OP9 - Integrated Land and Water Multiple Focal Area Program; OP10 - Contaminant-Based Program; OP11 - Promoting Environmentally Sustainable Transport; OP12 - Integrated Ecosystem Management; OP13 - Conservation and Sustainable Use of Biological Diversity Important to Agriculture; OP14 - Program for Reducing and Eliminating Releases of Persistent Organic Pollutants; OP15 - Sustainable Land Management Operational Program; EA - Enabling Activities; STRM - Projects and Country Programs to identify/prepare eligible projects</text:p>
          </table:table-cell>
          <table:table-cell table:style-name="ce2" office:value-type="string">
            <text:p>Operational Programme</text:p>
          </table:table-cell>
          <table:table-cell table:style-name="ce2" office:value-type="string">
            <text:p>Refer to the document for corrections to be made to OP list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EABiodiversity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Biodiversity Country Studies; National Biodiversity Strategies and Action Plans; Clearing House Mechanism; First National Report; Second National Report; Third National Report; Biosafety Clearing House Mechanism; Biosafety Framework Development; Biosafety Framework Implementation</text:p>
          </table:table-cell>
          <table:table-cell table:style-name="ce2" office:value-type="string">
            <text:p>EA Biodiversity</text:p>
          </table:table-cell>
          <table:table-cell table:style-name="ce2" office:value-type="string">
            <text:p>See document for a list of EA's to be selected.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EABiodiversity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EA Biodiversity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ClimateChange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First National Communication, Second National Communication, National Adaptation Programmes of Action</text:p>
          </table:table-cell>
          <table:table-cell table:style-name="ce2" office:value-type="string">
            <text:p>EA Climate Chang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ClimateChange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EA Climate Chang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POP : multiselection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National Implementation Plans</text:p>
          </table:table-cell>
          <table:table-cell table:style-name="ce2" office:value-type="string">
            <text:p>EA Pop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POP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EA POP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MultipleFocalAreas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National Capacity Self Assessments</text:p>
          </table:table-cell>
          <table:table-cell table:style-name="ce2" office:value-type="string">
            <text:p>Multiple Focal Area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MultipleFocalAreas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Multiple Focal Area</text:p>
          </table:table-cell>
          <table:table-cell table:style-name="ce2"/>
          <table:table-cell table:number-columns-repeated="248"/>
        </table:table-row>
        <table:table-row table:style-name="ro5">
          <table:table-cell table:style-name="ce2" office:value-type="string">
            <text:p>StrategicPriorit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Enabling Activities (climate change and biodiversity); Crosscutting Capacity Building; Catalyzing Sustainability of Protected Areas; Mainstreaming Biodiversity in Production Landscapes and Sectors; Capacity Building for the Implementation of the Cartagena Protocol on Biosafety; Generation and Dissemination of Best Practices for Addressing Current and Emerging Biodiversity Issues; Transformation of Markets for High Volume Products and Processes; Increased Access to Local Sources of Financing for Renewable Energy and Energy Efficiency; Power Sector Policy Frameworks Supportive of Renewable Energy and Energy Efficiency; Productive Uses of Renewable Energy; Global Market Aggregation and National Innovation for Emerging Technologies; Modal Shifts in Urban Transport and Clean Vehicle/Fuel Technologies; Short Term Measures; Catalyzing Financial Resources for Implementation of Agreed Actions; Expand Global Coverage with Capacity Building Foundational Work; Undertake Innovative Demonstrations for Reducing Contaminants and Addressing Water Scarcity; Methyl Bromide Reduction; Targeted Capacity Building; Implementation of Policy/Regulatory Reforms and Investments; Demonstration of Innovative and Cost Effective Technologies; Implementation of Innovative and Indigenous Sustainable Land Management Practices; Integrated Approach to Ecosystem Management</text:p>
          </table:table-cell>
          <table:table-cell table:style-name="ce2" office:value-type="string">
            <text:p>Strategic Priority</text:p>
          </table:table-cell>
          <table:table-cell table:style-name="ce2" office:value-type="string">
            <text:p>Both have separate lists - see #7 (p.6-7) in our document</text:p>
          </table:table-cell>
          <table:table-cell table:number-columns-repeated="248"/>
        </table:table-row>
        <table:table-row table:style-name="ro6">
          <table:table-cell table:style-name="ce2" office:value-type="string">
            <text:p>StrategicObjectives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Catalyze sustainability of protected area (PA) systems; Mainstream biodiversity in production landscapes, seascapes and sectors; Safeguard biodiversity; Build capacity on access and benefit sharing; Promote energy-efficient technologies and practices in the appliance and building sectors; Promote energy-efficient technologies and practices in industrial production and manufacturing processes; Improve the efficiency and performance of existing power plants; Promote on-grid renewable energy; Promote use of renewable energy for the provision of rural energy services (off-grid); Support new low-GHG emitting energy technologies; Facilitate market transformation for sustainable mobility in urban areas leading to reduced GHG emissions; Support pilot and demonstration projects for adaptation to climate change; Develop an enabling environment that will place Sustainable Land Management (SLM) in the mainstream of development policy and practices at the regional, national and local levels; Upscale SLM investments that generate mutual benefits for the global environment and local livelihoods; Foster international multi-state cooperation on priority transboundary water concerns; To catalyze transboundary action addressing water concerns; Reduce and eliminate production, use and releases of POPs; Phase out production and consumption of ODS; Protect globally significant forest biodiversity; Promote sustainable management and use of forest resources; Promote sound management of chemicals for the protection of human health and the global environment; Address HCFCs, residual use of MeBr, and strengthen institutions and other non-investment activities</text:p>
          </table:table-cell>
          <table:table-cell table:style-name="ce2" office:value-type="string">
            <text:p>Strategic Objectives</text:p>
          </table:table-cell>
          <table:table-cell table:style-name="ce2"/>
          <table:table-cell table:number-columns-repeated="248"/>
        </table:table-row>
        <table:table-row table:style-name="ro7">
          <table:table-cell table:style-name="ce2" office:value-type="string">
            <text:p>StrategicProgram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Sustainable financing of PA systems at the national level; Increasing representation of effectively managed marine PA areas in PA systems; Strengthening terrestrial PA networks; Strengthening the policy and regulatory framework for mainstreaming biodiversity; Fostering markets for biodiversity goods and services; Building capacity for the implementation of the Cartagena Protocol on Biosafety; Prevention, control and management of invasive alien species; Building capacity on access and benefit sharing; Promoting energy efficiency in residential and commercial buildings; Promoting energy efficiency in the industrial sector; Promoting market approaches for renewable energy; Promoting sustainable energy production from biomass; Promoting sustainable innovative systems for urban transport; Supporting sustainable agriculture and rangeland management; Supporting sustainable forest management in production landscapes; Investing in innovative approaches in SLM; Restoring and sustaining coastal and marine fish stocks and associated biological diversity; Reducing nutrient over-enrichment and oxygen depletion from land-based pollution of coastal waters in LMEs consistent with the GPA; Balancing overuse and conflicting uses of water resources in transboundary surface and groundwater basins; Adapting to melting ice in high-altitude basins and polar systems; Strengthening capacity for NIP development and implementation; Partnering in investments for NIP implementation; Generating and disseminating knowledge to address future challenges in implementing the Stockholm Convention; Phasing out HCFC and strengthening of capacities and institutions; Sustainable financing of protected area systems at national level; Strengthening terrestrial protected area networks; New: Forest conservation as a means to protect carbon stocks and avoid CO2 emissions (cross-cutting BD/CC/LD); Strengthening the policy and regulatory framework for mainstreaming biodiversity; Fostering markets for biodiversity goods and services; New: Promoting sustainable energy production from biomass (cross-cutting CC#4/BD/LD); Supporting sustainable forest management in production landscapes; Integrating sound chemicals management in GEF projects; Articulating the chemicals-related interventions supported by the GEF within countries' frameworks for chemicals management</text:p>
          </table:table-cell>
          <table:table-cell table:style-name="ce2" office:value-type="string">
            <text:p>Strategic Program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Typ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Expedited Enabling Activity(EA); Medium-sized Project(MSP); Full Size Project(FSP)</text:p>
          </table:table-cell>
          <table:table-cell table:style-name="ce2" office:value-type="string">
            <text:p>Project Typ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ipelineNumber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1 to 50</text:p>
          </table:table-cell>
          <table:table-cell table:style-name="ce2" office:value-type="string">
            <text:p>Pipeline Number</text:p>
          </table:table-cell>
          <table:table-cell table:style-name="ce2"/>
          <table:table-cell table:number-columns-repeated="248"/>
        </table:table-row>
        <table:table-row table:style-name="ro2">
          <table:table-cell table:style-name="ce2" office:value-type="string">
            <text:p>Scop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Global; Global Multi Country; Multi Regional; Regional; Sub-Regional; Regional Multi Country; National</text:p>
          </table:table-cell>
          <table:table-cell table:style-name="ce2" office:value-type="string">
            <text:p>Geographic Scope</text:p>
          </table:table-cell>
          <table:table-cell table:style-name="ce2" office:value-type="string">
            <text:p>(multiple box checking options for the Regional boxes) AND A Text field for "Other"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cope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Geographic Scop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Region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Global; Africa; Latin America and the Caribbean; Europe; Asia and the Pacific; Western Asia</text:p>
          </table:table-cell>
          <table:table-cell table:style-name="ce2" office:value-type="string">
            <text:p>Region</text:p>
          </table:table-cell>
          <table:table-cell table:style-name="ce2"/>
          <table:table-cell table:number-columns-repeated="248"/>
        </table:table-row>
        <table:table-row table:style-name="ro8">
          <table:table-cell table:style-name="ce2" office:value-type="string">
            <text:p>Country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Afghanistan; Albania; Algeria; Andorra; Angola; Antigua/Barbuda; Argentina; Armenia; Australia; Austria; Azerbaijan; Bahamas; Bahrain; Bangladesh; Barbados; Belarus; Belgium; Belize; Benin; Bhutan; Bolivia; Bosnia-Herz.; Botswana; Brazil; Brunei; Bulgaria; Burkina Faso; Burundi; Cambodia; Cameroon; Canada; Cape Verde; Central African; Chad; Chile; China; Colombia; Comoros; Costa Rica; Croatia; Cuba; Cyprus; Czech Republic; Dem Rep Congo; Denmark; Djibouti; Dominica; Dominican Rep; Ecuador; Egypt; El Salvador; Equator'l Guinea; Eritrea; Estonia; Ethiopia; Fiji; Finland; France; FYR Macedonia; Gabon; Gambia; Georgia; Germany; Ghana; Greece; Grenada; Guatemala; Guinea; Guinea-Bissau; Guyana; Haiti; Honduras; Hungary; Iceland; India; Indonesia; Iran; Iraq; Ireland; Israel/Pal areas; Italy; Ivory Coast; Jamaica; Japan; Jordan; Kazakhstan; Kenya; Kiribati; Kuwait; Kyrgyzstan; Latvia; Lebanon; Lesotho; Liberia; Libya; Liechtenstein; Lithuania; Luxembourg; Madagascar; Malawi; Malaysia; Mali; Malta; Marshall Islands; Mauritania; Mauritius; Mexico; Micronesia; Moldova; Monaco; Mongolia; Morocco; Mozambique; Namibia; Nauru; Nepal; Netherlands; New Zealand; Nicaragua; Niger; Nigeria; North Korea; Norway; Oman; Pakistan; Palau; Panama; Papua New Guinea; Paraguay; Peru; Poland; Portugal; Qatar; Rep of Congo; Romania; Russia; Rwanda; Samoa; San Marino; Sao Tome/Princip; Saudi Arabia; Senegal; Serbia/Monteneg.; Seychelles; Sierra Leone; Singapore; Slovakia; Slovenia; Solomon Islands; Somalia; South Africa; South Korea; Spain; Sri Lanka; St Kitts &amp; Nevis; St Lucia; St Vincent/Gren; Sudan; Surinam; Swaziland; Sweden; Switzerland; Syria; Taiwan; Tajikistan; Tanzania; Thailand; The Maldives; The Philippines; Togo; Tonga; Trinidad/Tobago; Tunisia; Turkey; Turkmenistan; Tuvalu; UAE; Uganda; Ukraine; United Kingdom; Uruguay; USA; Uzbekistan; Vanuatu; Vatican; Venezuela; Vietnam; Yemen; Zambia; Zimbabwe</text:p>
          </table:table-cell>
          <table:table-cell table:style-name="ce2" office:value-type="string">
            <text:p>Country</text:p>
          </table:table-cell>
          <table:table-cell table:style-name="ce2"/>
          <table:table-cell table:number-columns-repeated="248"/>
        </table:table-row>
        <table:table-row table:style-name="ro2">
          <table:table-cell table:style-name="ce2" office:value-type="string">
            <text:p>OtherNonGEFEligibleCountries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See Country above</text:p>
          </table:table-cell>
          <table:table-cell table:style-name="ce2" office:value-type="string">
            <text:p>Other Non-GEF Eligible Project Participating Countries</text:p>
          </table:table-cell>
          <table:table-cell table:style-name="ce2" office:value-type="string">
            <text:p>New field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plementationMod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Internal; External</text:p>
          </table:table-cell>
          <table:table-cell table:style-name="ce2" office:value-type="string">
            <text:p>Mode of Execution</text:p>
          </table:table-cell>
          <table:table-cell table:style-name="ce2"/>
          <table:table-cell table:number-columns-repeated="248"/>
        </table:table-row>
        <table:table-row table:style-name="ro9">
          <table:table-cell table:style-name="ce2" office:value-type="string">
            <text:p>LeadAgenc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African Development Bank (AfDB); Asian Development Bank (ADB); European Bank for Reconstruction and Development (EBRD); UN Food and Agriculture Organization (FAO); Inter-American Development Bank (IADB); International Fund for Agriculture and Development (IFAD); United Nations Development Programme (UNDP); United Nations Environment Programme (UNEP); The World Bank (IBRD); UN Industrial Development Organization(UNIDO)</text:p>
          </table:table-cell>
          <table:table-cell table:style-name="ce2" office:value-type="string">
            <text:p>Lead GEF Agency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LeadAgencyContact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Lead GEF Agency Contact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OtherImplementingAgenc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See LeadAgency above</text:p>
          </table:table-cell>
          <table:table-cell table:style-name="ce2" office:value-type="string">
            <text:p>Other GEF Agency(ies)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ExecutingAgency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executing_agency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Lead Executing Agency</text:p>
          </table:table-cell>
          <table:table-cell table:style-name="ce2"/>
          <table:table-cell table:number-columns-repeated="248"/>
        </table:table-row>
        <table:table-row table:style-name="ro4">
          <table:table-cell table:style-name="ce2" table:number-columns-repeated="2"/>
          <table:table-cell table:style-name="ce2" office:value-type="string">
            <text:p>agency_category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National Government Agency; Local Government; Multilateral agency; Bilateral donor; Private sector; Commercial bank; Local Community; National NGO; International NGO; Charitable Foundation; Research/Academic Institutions National; Research/Academic Institutions International; UNEP Collaborating Centers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office:value-type="string">
            <text:p>OtherProjectExecutingPartners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partner_name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Other Project Executing Partner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category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See agency_category above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office:value-type="string">
            <text:p>JointImplementation</text:p>
          </table:table-cell>
          <table:table-cell table:style-name="ce2" office:value-type="string">
            <text:p>boolean</text:p>
          </table:table-cell>
          <table:table-cell table:style-name="ce2" table:number-columns-repeated="3"/>
          <table:table-cell table:style-name="ce2" office:value-type="string">
            <text:p>Joint Implementation</text:p>
          </table:table-cell>
          <table:table-cell table:style-name="ce2" office:value-type="string">
            <text:p>see #12 in the document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UnepComponentDescription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UNEP Component Descrip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GEFPhas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Pilot; I; II; III; IV; V; VI</text:p>
          </table:table-cell>
          <table:table-cell table:style-name="ce2" office:value-type="string">
            <text:p>GEF Phas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ImplementationStatus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fiscal_year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Project Implementation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narrativ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description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8"/>
        </table:table-row>
        <table:table-row table:style-name="ro1">
          <table:table-cell table:style-name="ce2" office:value-type="string">
            <text:p>Offic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ffice of Execu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Websit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Project Website Addres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CurrentTaskManage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Current Task Manage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eviousTaskManage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Previous Task Manage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Coordinato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Project Coordinato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Results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Actual Overall Project Result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LeveragedFinancingAmoun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Leveraged Financing Amount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LeveragedFinancingRemark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Leveraged Financing Descrip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GEFAllocation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GEF Alloca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UNEPAllocation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UNEP Alloca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Cofinancing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-financing (planned)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Cofinancing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-financing (actual)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CashDisbursement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ash Disbursement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IMISExpenditure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IMIS Expenditure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DFA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PDFA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DFB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PDFB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MSP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MSP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FSP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FSP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Title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Project Titl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Tranched; Phased; Addon</text:p>
          </table:table-cell>
          <table:table-cell table:style-name="ce2" office:value-type="string">
            <text:p>Is this a Tranched/Phased/Addon Project?</text:p>
          </table:table-cell>
          <table:table-cell table:style-name="ce2" office:value-type="string">
            <text:p>see #27 in the document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hasedTranceNumber</text:p>
          </table:table-cell>
          <table:table-cell table:style-name="ce2" office:value-type="string">
            <text:p>int</text:p>
          </table:table-cell>
          <table:table-cell table:style-name="ce2" table:number-columns-repeated="3"/>
          <table:table-cell table:style-name="ce2" office:value-type="string">
            <text:p>Phase/Tranche Numbe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table:number-columns-repeated="7"/>
          <table:table-cell table:number-columns-repeated="248"/>
        </table:table-row>
        <table:table-row table:style-name="ro1" table:number-rows-repeated="65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MI" table:style-name="ta2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0"/>
        <table:table-column table:style-name="co14" table:default-cell-style-name="ce5"/>
        <table:table-column table:style-name="co15" table:default-cell-style-name="ce10"/>
        <table:table-column table:style-name="co16" table:default-cell-style-name="ce5"/>
        <table:table-column table:style-name="co8" table:number-columns-repeated="248" table:default-cell-style-name="ce5"/>
        <table:table-row table:style-name="ro1">
          <table:table-cell table:style-name="ce1" office:value-type="string">
            <text:p>FMI (Financials, FinancialsMixin)</text:p>
          </table:table-cell>
          <table:table-cell table:style-name="ce1" table:number-columns-repeated="5"/>
          <table:table-cell table:style-name="ce4"/>
          <table:table-cell table:number-columns-repeated="249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4" office:value-type="string">
            <text:p>Notes</text:p>
          </table:table-cell>
          <table:table-cell table:style-name="ce14" office:value-type="string">
            <text:p>In clas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GEFI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GEF ID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FinanceCategor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EEA; FSP; MSP; PDF A; PDF B; PPG; Phase; PDF C; Add-On; Tranche</text:p>
          </table:table-cell>
          <table:table-cell table:style-name="ce2" office:value-type="string">
            <text:p>Finance Category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rusteeI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Trustee ID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MSNumb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PMS Number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ISNumb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IMIS Number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GEFProject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Total GEF Allocation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CashUnepAllocation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GEF Allocation to UNEP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GEFTrustFund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GEF Trust Fund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LDCFund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LDC Fund Allocation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CCF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SCCF Allocation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trategicPartnership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Strategic Partnership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AdaptationTrustFund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Adaptation Trust Fund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pplementaryUNEP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Supplementary Allocation to UNEP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pplementaryUNEPAllocationRemark</text:p>
          </table:table-cell>
          <table:table-cell table:style-name="ce2" office:value-type="string">
            <text:p>text</text:p>
          </table:table-cell>
          <table:table-cell table:style-name="ce2" table:number-columns-repeated="3"/>
          <table:table-cell table:style-name="ce2" office:value-type="string">
            <text:p>Supplementary Allocation to UNEP: remark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oFinancingCash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Implementing Agency; Executing Agency; Government; Multilateral; Bilateral; Private Sector; NGO; Communities; Other</text:p>
          </table:table-cell>
          <table:table-cell table:style-name="ce2" office:value-type="string">
            <text:p>Cofinancing: Cash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donor_nam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planned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actual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CofinancingInKind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See CoFinancingCash source above</text:p>
          </table:table-cell>
          <table:table-cell table:style-name="ce2" office:value-type="string">
            <text:p>Cofinancing: In Kind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donor_nam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planned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actual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SumCofinCash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Cash (Planned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mCofinCash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Cash (Actual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mCofinInKind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In Kind (Planned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mCofinInKind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In Kind (Actual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otalCostOfProjectStage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st of Project Stage (Planned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otalCostOfProjectStage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st of Project Stage (Actual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ApprovedUNEPBudge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Approved UNEP Budget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CashDisbursements</text:p>
          </table:table-cell>
          <table:table-cell table:style-name="ce2" office:value-type="string">
            <text:p>DataGridField</text:p>
          </table:table-cell>
          <table:table-cell table:number-columns-repeated="2" table:style-name="ce2" office:value-type="string">
            <text:p>date</text:p>
          </table:table-cell>
          <table:table-cell table:style-name="ce2"/>
          <table:table-cell table:style-name="ce2" office:value-type="string">
            <text:p>Cash Disbursement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Default" office:value-type="string">
            <text:p>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imis_rcpt_numb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SumCashDisbursement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ash Disbursement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ISExpenditures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Yearly Expenditure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SumIMISExpenditure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Yearly Expenditure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ActualTotalExpenditures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Actual Total Expenditures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Status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Ongoing; Inactive; Completed; Closed; Cancelled; Appraisal; Under Development</text:p>
          </table:table-cell>
          <table:table-cell table:style-name="ce2" office:value-type="string">
            <text:p>Project Statu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lannedDuration</text:p>
          </table:table-cell>
          <table:table-cell table:style-name="ce2" office:value-type="string">
            <text:p>int</text:p>
          </table:table-cell>
          <table:table-cell table:style-name="ce2" table:number-columns-repeated="3"/>
          <table:table-cell table:style-name="ce2" office:value-type="string">
            <text:p>Planned Duration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nitialCompletion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style-name="ce2" office:value-type="string">
            <text:p>Initial Completion Dat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RevisedCompletion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style-name="ce2" office:value-type="string">
            <text:p>Revised Completion Dat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DelayReason</text:p>
          </table:table-cell>
          <table:table-cell table:style-name="ce2" office:value-type="string">
            <text:p>text</text:p>
          </table:table-cell>
          <table:table-cell table:style-name="ce2" table:number-columns-repeated="3"/>
          <table:table-cell table:style-name="ce2" office:value-type="string">
            <text:p>Reasons for Delay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Reports</text:p>
          </table:table-cell>
          <table:table-cell table:style-name="Default" office:value-type="string">
            <text:p>DataGridField</text:p>
          </table:table-cell>
          <table:table-cell table:style-name="Default" office:value-type="string">
            <text:p>report_type</text:p>
          </table:table-cell>
          <table:table-cell table:style-name="Default" office:value-type="string">
            <text:p>selection</text:p>
          </table:table-cell>
          <table:table-cell table:style-name="ce9" office:value-type="string">
            <text:p>Expenditure Statements; Audit Report; Co-finance Report; Inventory of non-expendable equipment</text:p>
          </table:table-cell>
          <table:table-cell table:style-name="Default"/>
          <table:table-cell table:style-name="ce9" office:value-type="string">
            <text:p>Progress report, Final/Terminal Report MOVE to M&amp;E section</text:p>
          </table:table-cell>
          <table:table-cell table:style-name="Default" office:value-type="string">
            <text:p>FinancialsMixin</text:p>
          </table:table-cell>
          <table:table-cell table:style-name="Default" table:number-columns-repeated="248"/>
        </table:table-row>
        <table:table-row table:style-name="ro1">
          <table:table-cell table:style-name="ce2"/>
          <table:table-cell table:style-name="Default"/>
          <table:table-cell table:style-name="ce2" office:value-type="string">
            <text:p>report_perio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Default"/>
          <table:table-cell table:style-name="ce2" office:value-type="string">
            <text:p>report_received_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LeadExecutingAgency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Lead Executing Agency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0">
          <table:table-cell table:style-name="ce2" office:value-type="string">
            <text:p>OtherLeadExecutingAgenc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African Development Bank (AfDB); Asian Development Bank (ADB); European Bank for Reconstruction and Development (EBRD); UN Food and Agriculture Organization (FAO); Inter-American Development Bank (IADB); International Fund for Agriculture and Development (IFAD); United Nations Development Programme (UNDP); United Nations Environment Programme (UNEP); The World Bank (IBRD); UN Industrial Development Organization(UNIDO)</text:p>
          </table:table-cell>
          <table:table-cell table:style-name="ce2" office:value-type="string">
            <text:p>Other Project Executing Partners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FundManagementOffice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Fund Management Officer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plementingAgencyFee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Implementing Agency Fe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UNEPImplementingAgencyFee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UNEP Implementing Agency Fe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rojectRevision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revision_number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Project Revision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revision_type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Regular; Completion; Closure</text:p>
          </table:table-cell>
          <table:table-cell table:style-name="ce2" table:number-columns-repeated="2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revision_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RevisedAllocationToUNEP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Revised Allocation to UNEP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CommittedGEFGran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Committed GEF Grant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Difference</text:p>
          </table:table-cell>
          <table:table-cell table:style-name="ce2" office:value-type="string">
            <text:p>computed</text:p>
          </table:table-cell>
          <table:table-cell table:style-name="ce2" table:number-columns-repeated="5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DFResults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PDF Results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erminalEvaluationBudge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Project Terminal Evaluation Budget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MidTermEvaluationBudge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Project Mid-term Review Budget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FinancialStatusRemarks</text:p>
          </table:table-cell>
          <table:table-cell table:style-name="ce2" office:value-type="string">
            <text:p>text</text:p>
          </table:table-cell>
          <table:table-cell table:style-name="ce2" table:number-columns-repeated="3"/>
          <table:table-cell table:style-name="ce2" office:value-type="string">
            <text:p>Project Financial Status – Remark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office:value-type="string">
            <text:p>SubProject and MOU</text:p>
          </table:table-cell>
          <table:table-cell table:style-name="ce6" table:number-columns-repeated="3"/>
          <table:table-cell table:style-name="ce11"/>
          <table:table-cell table:style-name="ce6"/>
          <table:table-cell table:style-name="ce11"/>
          <table:table-cell table:style-name="ce6" table:number-columns-repeated="249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4" office:value-type="string">
            <text:p>Notes</text:p>
          </table:table-cell>
          <table:table-cell table:style-name="ce14"/>
          <table:table-cell table:number-columns-repeated="248"/>
        </table:table-row>
        <table:table-row table:style-name="ro1">
          <table:table-cell table:style-name="ce7" office:value-type="string">
            <text:p>FinanceCategory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PMSNumber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IMISNumber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GEFProjectAllocation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CoFinancingCash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CoFinancingInKind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ApprovedUNEPBudget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CashDisbursements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SumCashDisbursements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office:value-type="string">
            <text:p>SummaryDescription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IMISExpenditure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Country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SumIMISExpenditure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InitialCompletionDat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RevisedCompletionDat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DelayReason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LeadExecutingAgency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0">
          <table:table-cell table:style-name="ce8" office:value-type="string">
            <text:p>OtherLeadExecutingAgency</text:p>
          </table:table-cell>
          <table:table-cell table:style-name="ce8" office:value-type="string">
            <text:p>selection</text:p>
          </table:table-cell>
          <table:table-cell table:style-name="ce8" table:number-columns-repeated="2"/>
          <table:table-cell table:style-name="ce2" office:value-type="string">
            <text:p>African Development Bank (AfDB); Asian Development Bank (ADB); European Bank for Reconstruction and Development (EBRD); UN Food and Agriculture Organization (FAO); Inter-American Development Bank (IADB); International Fund for Agriculture and Development (IFAD); United Nations Development Programme (UNDP); United Nations Environment Programme (UNEP); The World Bank (IBRD); UN Industrial Development Organization(UNIDO)</text:p>
          </table:table-cell>
          <table:table-cell table:style-name="ce8"/>
          <table:table-cell table:style-name="ce13"/>
          <table:table-cell table:style-name="ce8" table:number-columns-repeated="249"/>
        </table:table-row>
        <table:table-row table:style-name="ro1">
          <table:table-cell office:value-type="string">
            <text:p>Report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cope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Region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ImplementationMode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Office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Website</text:p>
          </table:table-cell>
          <table:table-cell office:value-type="string">
            <text:p>string</text:p>
          </table:table-cell>
          <table:table-cell table:number-columns-repeated="254"/>
        </table:table-row>
        <table:table-row table:style-name="ro1">
          <table:table-cell office:value-type="string">
            <text:p>ProjectCoordinator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AccountCode</text:p>
          </table:table-cell>
          <table:table-cell office:value-type="string">
            <text:p>string</text:p>
          </table:table-cell>
          <table:table-cell table:number-columns-repeated="254"/>
        </table:table-row>
        <table:table-row table:style-name="ro1">
          <table:table-cell office:value-type="string">
            <text:p>ProjectImplementationStatus</text:p>
          </table:table-cell>
          <table:table-cell office:value-type="string">
            <text:p>DataGridField</text:p>
          </table:table-cell>
          <table:table-cell office:value-type="string">
            <text:p>status_date</text:p>
          </table:table-cell>
          <table:table-cell office:value-type="string">
            <text:p>dat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status_remark</text:p>
          </table:table-cell>
          <table:table-cell office:value-type="string">
            <text:p>string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TrusteeID</text:p>
          </table:table-cell>
          <table:table-cell office:value-type="string">
            <text:p>See FMI above</text:p>
          </table:table-cell>
          <table:table-cell table:number-columns-repeated="4"/>
          <table:table-cell office:value-type="string">
            <text:p>Where does this field and the ones below it fit into the SubProject</text:p>
          </table:table-cell>
          <table:table-cell table:number-columns-repeated="249"/>
        </table:table-row>
        <table:table-row table:style-name="ro1">
          <table:table-cell office:value-type="string">
            <text:p>SumCofinCashPlanned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umCofinCashActual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umCofinInKindPlanned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umCofinInKindActual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TotalCostOfProjectStagePlanned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TotalCostOfProjectStageActual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PlannedDuration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ImplementingAgencyFe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UNEPImplementingAgencyFe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ProjectRevision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RevisedAllocationToUNEP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CommittedGEFGrant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Differenc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FinancialStatusRemark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 table:number-rows-repeated="654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lestone" table:style-name="ta3" table:print="false">
        <office:forms form:automatic-focus="false" form:apply-design-mode="false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8" table:number-columns-repeated="250" table:default-cell-style-name="ce16"/>
        <table:table-row table:style-name="ro1">
          <table:table-cell table:style-name="ce15" office:value-type="string">
            <text:p>MileStone</text:p>
          </table:table-cell>
          <table:table-cell table:number-columns-repeated="255"/>
        </table:table-row>
        <table:table-row table:style-name="ro2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1">
          <table:table-cell office:value-type="string">
            <text:p>ProjectCycleStage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Concept; PDFA; PDFB; EA; MSP; FSP</text:p>
          </table:table-cell>
          <table:table-cell office:value-type="string">
            <text:p>Project Cycle Stage</text:p>
          </table:table-cell>
          <table:table-cell table:number-columns-repeated="250"/>
        </table:table-row>
        <table:table-row table:style-name="ro3">
          <table:table-cell office:value-type="string">
            <text:p>MileStoneName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Date of receipt of project concept; Date of review by Focal Area Task Force; Date of submission to DROC; Date of submission to SMG/PCC; Date of national GEF Focal Point endorsements; Date of submission to GEF; GEF Secretariat Review Sheet; Pipeline Entry Date; Resubmission to GEF; Work Program Entry; Circulation to Council; CEO Approval (PDF-B or MSP or EA); CEO Endorsement (for FSP); GEF Approval Date; Approval Date; UNEP Approval Date; Estimated Start Date; Actual Start Up date; Financial Closure Date</text:p>
          </table:table-cell>
          <table:table-cell office:value-type="string">
            <text:p>Milestone Name</text:p>
          </table:table-cell>
          <table:table-cell table:number-columns-repeated="250"/>
        </table:table-row>
        <table:table-row table:style-name="ro1">
          <table:table-cell office:value-type="string">
            <text:p>MileStone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lestone Date</text:p>
          </table:table-cell>
          <table:table-cell table:number-columns-repeated="250"/>
        </table:table-row>
        <table:table-row table:style-name="ro1">
          <table:table-cell office:value-type="string">
            <text:p>MileStoneDescription</text:p>
          </table:table-cell>
          <table:table-cell office:value-type="string">
            <text:p>richtext</text:p>
          </table:table-cell>
          <table:table-cell table:number-columns-repeated="3"/>
          <table:table-cell office:value-type="string">
            <text:p>Remarks on Decision</text:p>
          </table:table-cell>
          <table:table-cell table:number-columns-repeated="250"/>
        </table:table-row>
        <table:table-row table:style-name="ro1">
          <table:table-cell office:value-type="string">
            <text:p>ProjectProcess</text:p>
          </table:table-cell>
          <table:table-cell office:value-type="string">
            <text:p>DataGridField</text:p>
          </table:table-cell>
          <table:table-cell office:value-type="string">
            <text:p>project_process</text:p>
          </table:table-cell>
          <table:table-cell office:value-type="string">
            <text:p>selection</text:p>
          </table:table-cell>
          <table:table-cell office:value-type="string">
            <text:p>Agency Concept</text:p>
          </table:table-cell>
          <table:table-cell office:value-type="string">
            <text:p>Project Process and Review Date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project_status</text:p>
          </table:table-cell>
          <table:table-cell office:value-type="string">
            <text:p>selection</text:p>
          </table:table-cell>
          <table:table-cell office:value-type="string">
            <text:p>Agency Concept; GEF Approved Concept; GEF Approved Project; PDFA; PDFB; Under Implementation; Completed; Closed</text:p>
          </table:table-cell>
          <table:table-cell table:number-columns-repeated="251"/>
        </table:table-row>
        <table:table-row table:style-name="ro1">
          <table:table-cell office:value-type="string">
            <text:p>NationalFocalPointEndorsements</text:p>
          </table:table-cell>
          <table:table-cell office:value-type="string">
            <text:p>DataGridField</text:p>
          </table:table-cell>
          <table:table-cell office:value-type="string">
            <text:p>country</text:p>
          </table:table-cell>
          <table:table-cell office:value-type="string">
            <text:p>selection</text:p>
          </table:table-cell>
          <table:table-cell office:value-type="string">
            <text:p>See ProjectGeneralInformation tab Country field</text:p>
          </table:table-cell>
          <table:table-cell office:value-type="string">
            <text:p>National Focal Point Endorsement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ndorsement_date</text:p>
          </table:table-cell>
          <table:table-cell office:value-type="string">
            <text:p>date</text:p>
          </table:table-cell>
          <table:table-cell table:number-columns-repeated="252"/>
        </table:table-row>
        <table:table-row table:style-name="ro11">
          <table:table-cell office:value-type="string">
            <text:p>ApprovalInitiationAndClosure</text:p>
          </table:table-cell>
          <table:table-cell office:value-type="string">
            <text:p>DataGridField</text:p>
          </table:table-cell>
          <table:table-cell office:value-type="string">
            <text:p>approval_initiation_closure</text:p>
          </table:table-cell>
          <table:table-cell office:value-type="string">
            <text:p>selection</text:p>
          </table:table-cell>
          <table:table-cell office:value-type="string">
            <text:p>Pipeline entry date (approval by CEO to GEF pipeline); CEO approval (PDFB or MSP or EEA and now PDFA and PIF); Council approval date (Work Program Entry); CEO endorsement (for FSP); UNEP approval; First disbursement (date); Project Coordinator Entry on Duty (date); Project completion (date of Completion Revision); Financial closure; Withdrawal; Cancellation</text:p>
          </table:table-cell>
          <table:table-cell office:value-type="string">
            <text:p>Project Approval, Initiantion and Closur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actual_date</text:p>
          </table:table-cell>
          <table:table-cell office:value-type="string">
            <text:p>date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nE" table:style-name="ta4" table:print="false"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8" table:number-columns-repeated="249" table:default-cell-style-name="ce16"/>
        <table:table-row table:style-name="ro1">
          <table:table-cell table:style-name="ce15" office:value-type="string">
            <text:p>Monitoring and Evaluation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1">
          <table:table-cell office:value-type="string">
            <text:p>ProjectTitle</text:p>
          </table:table-cell>
          <table:table-cell office:value-type="string">
            <text:p>computed</text:p>
          </table:table-cell>
          <table:table-cell table:number-columns-repeated="254"/>
        </table:table-row>
        <table:table-row table:style-name="ro1">
          <table:table-cell office:value-type="string">
            <text:p>IMISNumber</text:p>
          </table:table-cell>
          <table:table-cell office:value-type="string">
            <text:p>string</text:p>
          </table:table-cell>
          <table:table-cell table:number-columns-repeated="3"/>
          <table:table-cell office:value-type="string">
            <text:p>IMIS Number</text:p>
          </table:table-cell>
          <table:table-cell table:number-columns-repeated="250"/>
        </table:table-row>
        <table:table-row table:style-name="ro1">
          <table:table-cell office:value-type="string">
            <text:p>CurrentTaskManager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Current Task Manager</text:p>
          </table:table-cell>
          <table:table-cell table:number-columns-repeated="250"/>
        </table:table-row>
        <table:table-row table:style-name="ro1">
          <table:table-cell office:value-type="string">
            <text:p>FundManagementOfficer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Fund Management Officer</text:p>
          </table:table-cell>
          <table:table-cell table:number-columns-repeated="250"/>
        </table:table-row>
        <table:table-row table:style-name="ro1">
          <table:table-cell office:value-type="string">
            <text:p>CEOApproval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CEO Approval Date</text:p>
          </table:table-cell>
          <table:table-cell table:number-columns-repeated="250"/>
        </table:table-row>
        <table:table-row table:style-name="ro1">
          <table:table-cell office:value-type="string">
            <text:p>CEOEndorsement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CEO Endorsement</text:p>
          </table:table-cell>
          <table:table-cell table:number-columns-repeated="250"/>
        </table:table-row>
        <table:table-row table:style-name="ro1">
          <table:table-cell office:value-type="string">
            <text:p>FirstDisbursement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First Disbursement</text:p>
          </table:table-cell>
          <table:table-cell table:number-columns-repeated="250"/>
        </table:table-row>
        <table:table-row table:style-name="ro1">
          <table:table-cell office:value-type="string">
            <text:p>RevisedComple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Revised Completion Date</text:p>
          </table:table-cell>
          <table:table-cell table:number-columns-repeated="250"/>
        </table:table-row>
        <table:table-row table:style-name="ro1">
          <table:table-cell office:value-type="string">
            <text:p>InitialComple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Initial Completion Date</text:p>
          </table:table-cell>
          <table:table-cell table:number-columns-repeated="250"/>
        </table:table-row>
        <table:table-row table:style-name="ro1">
          <table:table-cell office:value-type="string">
            <text:p>FinancialClosur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Financial Closure</text:p>
          </table:table-cell>
          <table:table-cell table:number-columns-repeated="250"/>
        </table:table-row>
        <table:table-row table:style-name="ro1">
          <table:table-cell office:value-type="string">
            <text:p>LeadExecutingAgency</text:p>
          </table:table-cell>
          <table:table-cell office:value-type="string">
            <text:p>string</text:p>
          </table:table-cell>
          <table:table-cell table:number-columns-repeated="3"/>
          <table:table-cell office:value-type="string">
            <text:p>Lead Executing Agency</text:p>
          </table:table-cell>
          <table:table-cell table:number-columns-repeated="250"/>
        </table:table-row>
        <table:table-row table:style-name="ro1">
          <table:table-cell office:value-type="string">
            <text:p>MidtermReview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Midterm Review; Midterm Evaluation</text:p>
          </table:table-cell>
          <table:table-cell office:value-type="string">
            <text:p>Mid-Term Review Planned</text:p>
          </table:table-cell>
          <table:table-cell table:number-columns-repeated="250"/>
        </table:table-row>
        <table:table-row table:style-name="ro1">
          <table:table-cell office:value-type="string">
            <text:p>PlannedDate</text:p>
          </table:table-cell>
          <table:table-cell office:value-type="string">
            <text:p>DataGridField</text:p>
          </table:table-cell>
          <table:table-cell office:value-type="string">
            <text:p>planned_date</text:p>
          </table:table-cell>
          <table:table-cell office:value-type="string">
            <text:p>date</text:p>
          </table:table-cell>
          <table:table-cell/>
          <table:table-cell office:value-type="string">
            <text:p>Planned Date</text:p>
          </table:table-cell>
          <table:table-cell table:number-columns-repeated="250"/>
        </table:table-row>
        <table:table-row table:style-name="ro1">
          <table:table-cell office:value-type="string">
            <text:p>Budge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Budget</text:p>
          </table:table-cell>
          <table:table-cell table:number-columns-repeated="250"/>
        </table:table-row>
        <table:table-row table:style-name="ro1">
          <table:table-cell office:value-type="string">
            <text:p>RemarksOnFundSourceMTR</text:p>
          </table:table-cell>
          <table:table-cell office:value-type="string">
            <text:p>text</text:p>
          </table:table-cell>
          <table:table-cell table:number-columns-repeated="3"/>
          <table:table-cell office:value-type="string">
            <text:p>Remarks on Source of Funds for MTR/MTE</text:p>
          </table:table-cell>
          <table:table-cell table:number-columns-repeated="250"/>
        </table:table-row>
        <table:table-row table:style-name="ro1">
          <table:table-cell office:value-type="string">
            <text:p>MTRActual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Actual Cost MTR / MTE</text:p>
          </table:table-cell>
          <table:table-cell table:number-columns-repeated="250"/>
        </table:table-row>
        <table:table-row table:style-name="ro1">
          <table:table-cell office:value-type="string">
            <text:p>TerminalEvaluationPlanned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nal Evaluation Planned</text:p>
          </table:table-cell>
          <table:table-cell table:number-columns-repeated="250"/>
        </table:table-row>
        <table:table-row table:style-name="ro1">
          <table:table-cell office:value-type="string">
            <text:p>TerminalEvaluationBudge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Terminal Evaluation Budget</text:p>
          </table:table-cell>
          <table:table-cell table:number-columns-repeated="250"/>
        </table:table-row>
        <table:table-row table:style-name="ro1">
          <table:table-cell office:value-type="string">
            <text:p>RemarksOnSourceOfFundsTE</text:p>
          </table:table-cell>
          <table:table-cell office:value-type="string">
            <text:p>text</text:p>
          </table:table-cell>
          <table:table-cell table:number-columns-repeated="3"/>
          <table:table-cell office:value-type="string">
            <text:p>Remarks on the Source of Funds for TE</text:p>
          </table:table-cell>
          <table:table-cell table:number-columns-repeated="250"/>
        </table:table-row>
        <table:table-row table:style-name="ro1">
          <table:table-cell office:value-type="string">
            <text:p>TEActual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Actual Cost of TE</text:p>
          </table:table-cell>
          <table:table-cell table:number-columns-repeated="250"/>
        </table:table-row>
        <table:table-row table:style-name="ro1">
          <table:table-cell office:value-type="string">
            <text:p>MidtermReviewReport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dterm Review Report Date</text:p>
          </table:table-cell>
          <table:table-cell table:number-columns-repeated="250"/>
        </table:table-row>
        <table:table-row table:style-name="ro1">
          <table:table-cell office:value-type="string">
            <text:p>MidtermReviewEvaluatorName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Midterm Review Evaluator Name</text:p>
          </table:table-cell>
          <table:table-cell table:number-columns-repeated="250"/>
        </table:table-row>
        <table:table-row table:style-name="ro1">
          <table:table-cell office:value-type="string">
            <text:p>MidtermReviewPlanned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dterm Review Planned Date</text:p>
          </table:table-cell>
          <table:table-cell table:number-columns-repeated="250"/>
        </table:table-row>
        <table:table-row table:style-name="ro1">
          <table:table-cell office:value-type="string">
            <text:p>MidtermReviewActual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dterm Review Actual Date</text:p>
          </table:table-cell>
          <table:table-cell table:number-columns-repeated="250"/>
        </table:table-row>
        <table:table-row table:style-name="ro1">
          <table:table-cell office:value-type="string">
            <text:p>TerminalEvaluationReport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nal Evaluation Report Date</text:p>
          </table:table-cell>
          <table:table-cell table:number-columns-repeated="250"/>
        </table:table-row>
        <table:table-row table:style-name="ro1">
          <table:table-cell office:value-type="string">
            <text:p>TerminalReportEvaluatorName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Terminal Report Evaluator Name</text:p>
          </table:table-cell>
          <table:table-cell table:number-columns-repeated="250"/>
        </table:table-row>
        <table:table-row table:style-name="ro1">
          <table:table-cell office:value-type="string">
            <text:p>TerminalReportPlannedEvalua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nal Report Planned Evaluation Date</text:p>
          </table:table-cell>
          <table:table-cell table:number-columns-repeated="250"/>
        </table:table-row>
        <table:table-row table:style-name="ro1">
          <table:table-cell office:value-type="string">
            <text:p>TerminalReportActualEvalua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al Report Actual Evaluation Date</text:p>
          </table:table-cell>
          <table:table-cell table:number-columns-repeated="250"/>
        </table:table-row>
        <table:table-row table:style-name="ro2">
          <table:table-cell office:value-type="string">
            <text:p>EvaluationMilestones</text:p>
          </table:table-cell>
          <table:table-cell office:value-type="string">
            <text:p>DataGridField</text:p>
          </table:table-cell>
          <table:table-cell office:value-type="string">
            <text:p>milestone_type</text:p>
          </table:table-cell>
          <table:table-cell office:value-type="string">
            <text:p>selection</text:p>
          </table:table-cell>
          <table:table-cell office:value-type="string">
            <text:p>Mid-term Review; Mid-term Evaluation; Terminal Evaluation; Not Applicable</text:p>
          </table:table-cell>
          <table:table-cell office:value-type="string">
            <text:p>Evaluation Type Milestone</text:p>
          </table:table-cell>
          <table:table-cell table:number-columns-repeated="250"/>
        </table:table-row>
        <table:table-row table:style-name="ro11">
          <table:table-cell table:number-columns-repeated="2"/>
          <table:table-cell office:value-type="string">
            <text:p>milestone_name</text:p>
          </table:table-cell>
          <table:table-cell office:value-type="string">
            <text:p>selection</text:p>
          </table:table-cell>
          <table:table-cell office:value-type="string">
            <text:p>Draft TOR; Comments to Draft TOR; Approved TOR; Collation of Project Information; Preparation of Budget Estimate; Selection of Evaluation Consultant/team; Contract Approval; Travel Approval; Draft Report; Comments to the Report; Final Report; EOU Quality Assessment Review; Submission to GEF EO; Submission to Project Partners; Assessment of Consultants; Final Payment of Consultant</text:p>
          </table:table-cell>
          <table:table-cell office:value-type="string">
            <text:p>ME Milestone Nam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planned_date</text:p>
          </table:table-cell>
          <table:table-cell office:value-type="string">
            <text:p>date</text:p>
          </table:table-cell>
          <table:table-cell/>
          <table:table-cell office:value-type="string">
            <text:p>Planned Dat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actual_date</text:p>
          </table:table-cell>
          <table:table-cell office:value-type="string">
            <text:p>date</text:p>
          </table:table-cell>
          <table:table-cell/>
          <table:table-cell office:value-type="string">
            <text:p>Actual Dat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remarks</text:p>
          </table:table-cell>
          <table:table-cell office:value-type="string">
            <text:p>string</text:p>
          </table:table-cell>
          <table:table-cell/>
          <table:table-cell office:value-type="string">
            <text:p>Remarks</text:p>
          </table:table-cell>
          <table:table-cell table:number-columns-repeated="250"/>
        </table:table-row>
        <table:table-row table:style-name="ro1">
          <table:table-cell office:value-type="string">
            <text:p>TEEstimated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Cost Estimate for the TE</text:p>
          </table:table-cell>
          <table:table-cell table:number-columns-repeated="250"/>
        </table:table-row>
        <table:table-row table:style-name="ro1">
          <table:table-cell office:value-type="string">
            <text:p>MTREstimated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Cost Estimate for the MTR/MTE</text:p>
          </table:table-cell>
          <table:table-cell table:number-columns-repeated="250"/>
        </table:table-row>
        <table:table-row table:style-name="ro1">
          <table:table-cell office:value-type="string">
            <text:p>EvaluationEstimateActualDifference</text:p>
          </table:table-cell>
          <table:table-cell office:value-type="string">
            <text:p>computed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9" office:value-type="string">
            <text:p>RatingTrackingSystem</text:p>
          </table:table-cell>
          <table:table-cell table:style-name="ce20" table:number-columns-repeated="255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2">
          <table:table-cell office:value-type="string">
            <text:p>ProjectInceptionRiskRating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Low Risk; Moderate Risk; Substantial Risk; High Risk; To be determined</text:p>
          </table:table-cell>
          <table:table-cell office:value-type="string">
            <text:p>Project Risk Rating at Inception</text:p>
          </table:table-cell>
          <table:table-cell table:number-columns-repeated="250"/>
        </table:table-row>
        <table:table-row table:style-name="ro1">
          <table:table-cell office:value-type="string">
            <text:p>Remarks</text:p>
          </table:table-cell>
          <table:table-cell office:value-type="string">
            <text:p>text</text:p>
          </table:table-cell>
          <table:table-cell table:number-columns-repeated="3"/>
          <table:table-cell office:value-type="string">
            <text:p>Remarks</text:p>
          </table:table-cell>
          <table:table-cell table:number-columns-repeated="250"/>
        </table:table-row>
        <table:table-row table:style-name="ro4">
          <table:table-cell office:value-type="string">
            <text:p>Assessment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Assessment of Outcomes and Impacts; Internal Consistency; Assessment of Sustainability; Evidence for Lessons Learning; Project Costs and Co-financing; Assessment of Project M&amp;E System</text:p>
          </table:table-cell>
          <table:table-cell office:value-type="string">
            <text:p>Assessment (if applicable)</text:p>
          </table:table-cell>
          <table:table-cell table:number-columns-repeated="250"/>
        </table:table-row>
        <table:table-row table:style-name="ro1">
          <table:table-cell office:value-type="string">
            <text:p>EOUAssessment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See above</text:p>
          </table:table-cell>
          <table:table-cell office:value-type="string">
            <text:p>EOU Assessment</text:p>
          </table:table-cell>
          <table:table-cell table:number-columns-repeated="250"/>
        </table:table-row>
        <table:table-row table:style-name="ro1">
          <table:table-cell office:value-type="string">
            <text:p>PIRRating</text:p>
          </table:table-cell>
          <table:table-cell office:value-type="string">
            <text:p>DataGridField</text:p>
          </table:table-cell>
          <table:table-cell office:value-type="string">
            <text:p>fiscal_year</text:p>
          </table:table-cell>
          <table:table-cell office:value-type="string">
            <text:p>string</text:p>
          </table:table-cell>
          <table:table-cell/>
          <table:table-cell office:value-type="string">
            <text:p>Fiscal Year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achievement_of_results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Achievement of Result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mplementation_progress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Implementation Progr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onitoring_and_evaluation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Monitoring and Evaluation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risk</text:p>
          </table:table-cell>
          <table:table-cell office:value-type="string">
            <text:p>selection</text:p>
          </table:table-cell>
          <table:table-cell office:value-type="string">
            <text:p>Low Risk; Moderate Risk; Substantial Risk; High Risk; To be determined</text:p>
          </table:table-cell>
          <table:table-cell office:value-type="string">
            <text:p>Risk</text:p>
          </table:table-cell>
          <table:table-cell table:number-columns-repeated="250"/>
        </table:table-row>
        <table:table-row table:style-name="ro4">
          <table:table-cell office:value-type="string">
            <text:p>MTERating</text:p>
          </table:table-cell>
          <table:table-cell office:value-type="string">
            <text:p>DataGridField</text:p>
          </table:table-cell>
          <table:table-cell office:value-type="string">
            <text:p>evaluation_elements</text:p>
          </table:table-cell>
          <table:table-cell office:value-type="string">
            <text:p>selection</text:p>
          </table:table-cell>
          <table:table-cell office:value-type="string">
            <text:p>Project Impacts; Project Outcomes; Project Sustainability; Quality of Terminal Evaluation Report; Monitoring and Evaluation; Overall Quality of Terminal Evaluation Rating</text:p>
          </table:table-cell>
          <table:table-cell office:value-type="string">
            <text:p>Evaluation Element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evaluator_rating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Evaluator Ratin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ou_rating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EOU Rating</text:p>
          </table:table-cell>
          <table:table-cell table:number-columns-repeated="250"/>
        </table:table-row>
        <table:table-row table:style-name="ro4">
          <table:table-cell office:value-type="string">
            <text:p>MTRRating</text:p>
          </table:table-cell>
          <table:table-cell office:value-type="string">
            <text:p>DataGridField</text:p>
          </table:table-cell>
          <table:table-cell office:value-type="string">
            <text:p>review_elements</text:p>
          </table:table-cell>
          <table:table-cell office:value-type="string">
            <text:p>selection</text:p>
          </table:table-cell>
          <table:table-cell office:value-type="string">
            <text:p>Project Impacts; Project Outcomes; Project Sustainability; Quality of Terminal Evaluation Report; Monitoring and Evaluation; Overall Quality of Terminal Evaluation Rating</text:p>
          </table:table-cell>
          <table:table-cell office:value-type="string">
            <text:p>Review Element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mtr_rating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MTR Rating</text:p>
          </table:table-cell>
          <table:table-cell table:number-columns-repeated="250"/>
        </table:table-row>
        <table:table-row table:style-name="ro4">
          <table:table-cell office:value-type="string">
            <text:p>TERating</text:p>
          </table:table-cell>
          <table:table-cell office:value-type="string">
            <text:p>DataGridField</text:p>
          </table:table-cell>
          <table:table-cell office:value-type="string">
            <text:p>evaluation_elements</text:p>
          </table:table-cell>
          <table:table-cell office:value-type="string">
            <text:p>selection</text:p>
          </table:table-cell>
          <table:table-cell office:value-type="string">
            <text:p>Project Impacts; Project Outcomes; Project Sustainability; Quality of Terminal Evaluation Report; Monitoring and Evaluation; Overall Quality of Terminal Evaluation Rating</text:p>
          </table:table-cell>
          <table:table-cell office:value-type="string">
            <text:p>Evaluation Element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evaluator_rating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Evaluator Ratin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ou_rating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EOU Ratin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o_rating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EO Rating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9" office:value-type="string">
            <text:p>OtherProjectRatings</text:p>
          </table:table-cell>
          <table:table-cell table:style-name="ce20" table:number-columns-repeated="255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1">
          <table:table-cell office:value-type="string">
            <text:p>MTERating</text:p>
          </table:table-cell>
          <table:table-cell office:value-type="string">
            <text:p>DataGridField</text:p>
          </table:table-cell>
          <table:table-cell office:value-type="string">
            <text:p>Same as above?</text:p>
          </table:table-cell>
          <table:table-cell table:number-columns-repeated="253"/>
        </table:table-row>
        <table:table-row table:style-name="ro1">
          <table:table-cell office:value-type="string">
            <text:p>MTRRating</text:p>
          </table:table-cell>
          <table:table-cell office:value-type="string">
            <text:p>DataGridField</text:p>
          </table:table-cell>
          <table:table-cell office:value-type="string">
            <text:p>Same as above?</text:p>
          </table:table-cell>
          <table:table-cell table:number-columns-repeated="253"/>
        </table:table-row>
        <table:table-row table:style-name="ro1">
          <table:table-cell office:value-type="string">
            <text:p>TERating</text:p>
          </table:table-cell>
          <table:table-cell office:value-type="string">
            <text:p>DataGridField</text:p>
          </table:table-cell>
          <table:table-cell office:value-type="string">
            <text:p>Same as above?</text:p>
          </table:table-cell>
          <table:table-cell table:number-columns-repeated="253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Print_Area_1" table:base-cell-address="$PGI.$A$1" table:expression="$#REF!.$A$1:$L$220"/>
        <table:named-expression table:name="Excel_BuiltIn_Print_Titles_1" table:base-cell-address="$PGI.$A$1" table:expression="$#REF!.$A$9:$IP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9">2008/10/29</text:date>, <text:time>10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GI" style:display-name="PageStyle_PGI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FMI" style:display-name="PageStyle_FMI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Milestone" style:display-name="PageStyle_Mileston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MnE" style:display-name="PageStyle_Mn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gokam</meta:initial-creator>
    <meta:creation-date>2006-01-03T16:15:29</meta:creation-date>
    <dc:creator>Jurgen Blignaut</dc:creator>
    <dc:date>2008-10-29T10:01:57</dc:date>
    <meta:print-date>2006-10-17T13:53:59</meta:print-date>
    <meta:editing-cycles>65</meta:editing-cycles>
    <meta:editing-duration>P38DT0H53M42S</meta:editing-duration>
    <meta:user-defined meta:name="Info 1"/>
    <meta:user-defined meta:name="Info 2"/>
    <meta:user-defined meta:name="Info 3"/>
    <meta:user-defined meta:name="Info 4"/>
    <meta:document-statistic meta:table-count="4" meta:cell-count="824"/>
  </office:meta>
</office:document-meta>
</file>